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start" style:justify-single-word="false"/>
      <style:text-properties style:font-name="Georgia" officeooo:rsid="0008e3ca" officeooo:paragraph-rsid="0008e3ca"/>
    </style:style>
    <style:style style:name="P2" style:family="paragraph" style:parent-style-name="Standard">
      <style:paragraph-properties fo:margin-top="0in" fo:margin-bottom="0in" style:contextual-spacing="false" fo:text-align="start" style:justify-single-word="false"/>
      <style:text-properties style:font-name="Georgia" officeooo:rsid="0008e3ca" officeooo:paragraph-rsid="0019da02"/>
    </style:style>
    <style:style style:name="P3" style:family="paragraph" style:parent-style-name="Standard">
      <style:paragraph-properties fo:margin-top="0in" fo:margin-bottom="0in" style:contextual-spacing="false" fo:text-align="center" style:justify-single-word="false"/>
      <style:text-properties style:font-name="Georgia" officeooo:rsid="0008e3ca" officeooo:paragraph-rsid="0008e3ca"/>
    </style:style>
    <style:style style:name="P4" style:family="paragraph" style:parent-style-name="Standard">
      <style:paragraph-properties fo:margin-top="0in" fo:margin-bottom="0in" style:contextual-spacing="false" fo:text-align="start" style:justify-single-word="false"/>
      <style:text-properties style:font-name="Georgia" officeooo:paragraph-rsid="0019da02"/>
    </style:style>
    <style:style style:name="P5" style:family="paragraph" style:parent-style-name="Standard">
      <style:paragraph-properties fo:margin-top="0in" fo:margin-bottom="0in" style:contextual-spacing="false" fo:text-align="start" style:justify-single-word="false"/>
      <style:text-properties style:font-name="Georgia" officeooo:paragraph-rsid="002f5814"/>
    </style:style>
    <style:style style:name="P6" style:family="paragraph" style:parent-style-name="Standard">
      <style:paragraph-properties fo:margin-top="0in" fo:margin-bottom="0in" style:contextual-spacing="false" fo:text-align="start" style:justify-single-word="false"/>
      <style:text-properties style:font-name="Georgia" officeooo:rsid="00430979" officeooo:paragraph-rsid="00430979"/>
    </style:style>
    <style:style style:name="P7" style:family="paragraph" style:parent-style-name="Standard">
      <style:paragraph-properties fo:margin-top="0in" fo:margin-bottom="0in" style:contextual-spacing="false" fo:text-align="start" style:justify-single-word="false"/>
      <style:text-properties style:font-name="Georgia" officeooo:rsid="00444259" officeooo:paragraph-rsid="00444259"/>
    </style:style>
    <style:style style:name="P8" style:family="paragraph" style:parent-style-name="Standard">
      <style:paragraph-properties fo:margin-top="0in" fo:margin-bottom="0in" style:contextual-spacing="false" fo:text-align="start" style:justify-single-word="false"/>
      <style:text-properties style:font-name="Georgia" fo:language="en" fo:country="US" officeooo:rsid="003755ec" officeooo:paragraph-rsid="002f5814" style:language-asian="en" style:country-asian="US" style:language-complex="ar" style:country-complex="SA"/>
    </style:style>
    <style:style style:name="P9" style:family="paragraph" style:parent-style-name="Standard">
      <style:paragraph-properties fo:margin-top="0in" fo:margin-bottom="0in" style:contextual-spacing="false" fo:text-align="start" style:justify-single-word="false"/>
      <style:text-properties style:font-name="Georgia" fo:language="en" fo:country="US" officeooo:rsid="003bdac3" officeooo:paragraph-rsid="002f5814" style:language-asian="en" style:country-asian="US" style:language-complex="ar" style:country-complex="SA"/>
    </style:style>
    <style:style style:name="P10" style:family="paragraph" style:parent-style-name="Standard">
      <style:paragraph-properties fo:margin-top="0in" fo:margin-bottom="0in" style:contextual-spacing="false" fo:text-align="start" style:justify-single-word="false"/>
      <style:text-properties style:font-name="Georgia" fo:language="en" fo:country="US" officeooo:rsid="003ef1c4" officeooo:paragraph-rsid="002f5814" style:language-asian="en" style:country-asian="US" style:language-complex="ar" style:country-complex="SA"/>
    </style:style>
    <style:style style:name="P11" style:family="paragraph" style:parent-style-name="Standard">
      <style:paragraph-properties fo:margin-top="0in" fo:margin-bottom="0in" style:contextual-spacing="false" fo:text-align="start" style:justify-single-word="false"/>
      <style:text-properties style:font-name="Georgia" fo:language="en" fo:country="US" officeooo:rsid="00430979" officeooo:paragraph-rsid="002f5814" style:language-asian="en" style:country-asian="US" style:language-complex="ar" style:country-complex="SA"/>
    </style:style>
    <style:style style:name="P12" style:family="paragraph" style:parent-style-name="Standard">
      <style:paragraph-properties fo:margin-top="0in" fo:margin-bottom="0in" style:contextual-spacing="false" fo:text-align="start" style:justify-single-word="false"/>
      <style:text-properties style:font-name="Georgia" fo:language="en" fo:country="US" officeooo:rsid="00444259" officeooo:paragraph-rsid="00444259" style:language-asian="en" style:country-asian="US" style:language-complex="ar" style:country-complex="SA"/>
    </style:style>
    <style:style style:name="P13" style:family="paragraph" style:parent-style-name="Standard">
      <style:paragraph-properties fo:margin-top="0in" fo:margin-bottom="0in" style:contextual-spacing="false" fo:text-align="start" style:justify-single-word="false"/>
      <style:text-properties style:font-name="Georgia" fo:language="en" fo:country="US" officeooo:rsid="00487ac9" officeooo:paragraph-rsid="00444259" style:language-asian="en" style:country-asian="US" style:language-complex="ar" style:country-complex="SA"/>
    </style:style>
    <style:style style:name="P14" style:family="paragraph" style:parent-style-name="Standard">
      <style:paragraph-properties fo:margin-top="0in" fo:margin-bottom="0in" style:contextual-spacing="false" fo:text-align="start" style:justify-single-word="false"/>
      <style:text-properties style:font-name="Georgia" fo:language="en" fo:country="US" officeooo:rsid="0048dce4" officeooo:paragraph-rsid="00444259" style:language-asian="en" style:country-asian="US" style:language-complex="ar" style:country-complex="SA"/>
    </style:style>
    <style:style style:name="P15" style:family="paragraph" style:parent-style-name="Standard">
      <style:paragraph-properties fo:margin-top="0in" fo:margin-bottom="0in" style:contextual-spacing="false" fo:text-align="start" style:justify-single-word="false"/>
      <style:text-properties style:font-name="Georgia" fo:language="en" fo:country="US" officeooo:rsid="004926e1" officeooo:paragraph-rsid="00444259" style:language-asian="en" style:country-asian="US" style:language-complex="ar" style:country-complex="SA"/>
    </style:style>
    <style:style style:name="P16" style:family="paragraph" style:parent-style-name="Standard">
      <style:paragraph-properties fo:margin-top="0in" fo:margin-bottom="0in" style:contextual-spacing="false" fo:text-align="start" style:justify-single-word="false"/>
      <style:text-properties style:font-name="Georgia" fo:language="en" fo:country="US" officeooo:rsid="004bf2b8" officeooo:paragraph-rsid="00444259" style:language-asian="en" style:country-asian="US" style:language-complex="ar" style:country-complex="SA"/>
    </style:style>
    <style:style style:name="P17" style:family="paragraph" style:parent-style-name="Standard">
      <style:paragraph-properties fo:margin-top="0in" fo:margin-bottom="0in" style:contextual-spacing="false" fo:text-align="start" style:justify-single-word="false"/>
      <style:text-properties style:font-name="Georgia" fo:language="en" fo:country="US" officeooo:rsid="004d7cc7" officeooo:paragraph-rsid="00444259" style:language-asian="en" style:country-asian="US" style:language-complex="ar" style:country-complex="SA"/>
    </style:style>
    <style:style style:name="P18" style:family="paragraph" style:parent-style-name="Standard">
      <style:paragraph-properties fo:margin-top="0in" fo:margin-bottom="0in" style:contextual-spacing="false" fo:text-align="start" style:justify-single-word="false"/>
      <style:text-properties style:font-name="Georgia" fo:language="en" fo:country="US" officeooo:rsid="004f28b9" officeooo:paragraph-rsid="00444259" style:language-asian="en" style:country-asian="US" style:language-complex="ar" style:country-complex="SA"/>
    </style:style>
    <style:style style:name="P19" style:family="paragraph" style:parent-style-name="Standard">
      <style:paragraph-properties fo:margin-top="0in" fo:margin-bottom="0in" style:contextual-spacing="false" fo:text-align="start" style:justify-single-word="false"/>
      <style:text-properties style:font-name="Georgia" fo:language="en" fo:country="US" officeooo:rsid="00526886" officeooo:paragraph-rsid="00444259" style:language-asian="en" style:country-asian="US" style:language-complex="ar" style:country-complex="SA"/>
    </style:style>
    <style:style style:name="P20" style:family="paragraph" style:parent-style-name="Standard">
      <style:paragraph-properties fo:margin-top="0in" fo:margin-bottom="0in" style:contextual-spacing="false" fo:text-align="start" style:justify-single-word="false"/>
      <style:text-properties style:font-name="Georgia" fo:language="en" fo:country="US" officeooo:rsid="0056f275" officeooo:paragraph-rsid="00444259" style:language-asian="en" style:country-asian="US" style:language-complex="ar" style:country-complex="SA"/>
    </style:style>
    <style:style style:name="P21" style:family="paragraph" style:parent-style-name="Standard">
      <style:paragraph-properties fo:margin-top="0in" fo:margin-bottom="0in" style:contextual-spacing="false" fo:text-align="start" style:justify-single-word="false"/>
      <style:text-properties style:font-name="Georgia" fo:language="en" fo:country="US" officeooo:rsid="0057d60b" officeooo:paragraph-rsid="00444259" style:language-asian="en" style:country-asian="US" style:language-complex="ar" style:country-complex="SA"/>
    </style:style>
    <style:style style:name="P22" style:family="paragraph" style:parent-style-name="Standard">
      <style:paragraph-properties fo:margin-top="0in" fo:margin-bottom="0in" style:contextual-spacing="false" fo:text-align="center" style:justify-single-word="false"/>
      <style:text-properties style:font-name="Georgia" fo:font-size="20pt" fo:language="en" fo:country="US" officeooo:rsid="00430979" officeooo:paragraph-rsid="00430979" style:font-size-asian="20pt" style:language-asian="en" style:country-asian="US" style:font-size-complex="20pt" style:language-complex="ar" style:country-complex="SA"/>
    </style:style>
    <style:style style:name="P23"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297eb1" officeooo:paragraph-rsid="00297eb1" style:font-size-asian="14pt" style:font-size-complex="14pt"/>
    </style:style>
    <style:style style:name="T1" style:family="text">
      <style:text-properties officeooo:rsid="000a5acf"/>
    </style:style>
    <style:style style:name="T2" style:family="text">
      <style:text-properties officeooo:rsid="000b9f01"/>
    </style:style>
    <style:style style:name="T3" style:family="text">
      <style:text-properties officeooo:rsid="000bc11a"/>
    </style:style>
    <style:style style:name="T4" style:family="text">
      <style:text-properties officeooo:rsid="000ddd90"/>
    </style:style>
    <style:style style:name="T5" style:family="text">
      <style:text-properties officeooo:rsid="000ec30b"/>
    </style:style>
    <style:style style:name="T6" style:family="text">
      <style:text-properties officeooo:rsid="001233a6"/>
    </style:style>
    <style:style style:name="T7" style:family="text">
      <style:text-properties officeooo:rsid="0013bf8a"/>
    </style:style>
    <style:style style:name="T8" style:family="text">
      <style:text-properties officeooo:rsid="001476c4"/>
    </style:style>
    <style:style style:name="T9" style:family="text">
      <style:text-properties officeooo:rsid="001560a8"/>
    </style:style>
    <style:style style:name="T10" style:family="text">
      <style:text-properties officeooo:rsid="0016fb63"/>
    </style:style>
    <style:style style:name="T11" style:family="text">
      <style:text-properties officeooo:rsid="0017cc82"/>
    </style:style>
    <style:style style:name="T12" style:family="text">
      <style:text-properties officeooo:rsid="0019da02"/>
    </style:style>
    <style:style style:name="T13" style:family="text">
      <style:text-properties officeooo:rsid="001bf3f9"/>
    </style:style>
    <style:style style:name="T14" style:family="text">
      <style:text-properties officeooo:rsid="001d4bec"/>
    </style:style>
    <style:style style:name="T15" style:family="text">
      <style:text-properties officeooo:rsid="001f0736"/>
    </style:style>
    <style:style style:name="T16" style:family="text">
      <style:text-properties fo:language="en" fo:country="US" style:language-asian="en" style:country-asian="US" style:language-complex="ar" style:country-complex="SA"/>
    </style:style>
    <style:style style:name="T17" style:family="text">
      <style:text-properties fo:language="en" fo:country="US" officeooo:rsid="001f0736" style:language-asian="en" style:country-asian="US" style:language-complex="ar" style:country-complex="SA"/>
    </style:style>
    <style:style style:name="T18" style:family="text">
      <style:text-properties fo:language="en" fo:country="US" officeooo:rsid="001f4970" style:language-asian="en" style:country-asian="US" style:language-complex="ar" style:country-complex="SA"/>
    </style:style>
    <style:style style:name="T19" style:family="text">
      <style:text-properties fo:language="en" fo:country="US" officeooo:rsid="0022c5b4" style:language-asian="en" style:country-asian="US" style:language-complex="ar" style:country-complex="SA"/>
    </style:style>
    <style:style style:name="T20" style:family="text">
      <style:text-properties fo:language="en" fo:country="US" officeooo:rsid="0023a915" style:language-asian="en" style:country-asian="US" style:language-complex="ar" style:country-complex="SA"/>
    </style:style>
    <style:style style:name="T21" style:family="text">
      <style:text-properties fo:language="en" fo:country="US" officeooo:rsid="0023b28f" style:language-asian="en" style:country-asian="US" style:language-complex="ar" style:country-complex="SA"/>
    </style:style>
    <style:style style:name="T22" style:family="text">
      <style:text-properties fo:language="en" fo:country="US" officeooo:rsid="00240aed" style:language-asian="en" style:country-asian="US" style:language-complex="ar" style:country-complex="SA"/>
    </style:style>
    <style:style style:name="T23" style:family="text">
      <style:text-properties fo:language="en" fo:country="US" officeooo:rsid="00258f51" style:language-asian="en" style:country-asian="US" style:language-complex="ar" style:country-complex="SA"/>
    </style:style>
    <style:style style:name="T24" style:family="text">
      <style:text-properties fo:language="en" fo:country="US" officeooo:rsid="0025e4f0" style:language-asian="en" style:country-asian="US" style:language-complex="ar" style:country-complex="SA"/>
    </style:style>
    <style:style style:name="T25" style:family="text">
      <style:text-properties fo:language="en" fo:country="US" officeooo:rsid="0026707b" style:language-asian="en" style:country-asian="US" style:language-complex="ar" style:country-complex="SA"/>
    </style:style>
    <style:style style:name="T26" style:family="text">
      <style:text-properties fo:language="en" fo:country="US" officeooo:rsid="00284bd7" style:language-asian="en" style:country-asian="US" style:language-complex="ar" style:country-complex="SA"/>
    </style:style>
    <style:style style:name="T27" style:family="text">
      <style:text-properties fo:language="en" fo:country="US" officeooo:rsid="002a93df" style:language-asian="en" style:country-asian="US" style:language-complex="ar" style:country-complex="SA"/>
    </style:style>
    <style:style style:name="T28" style:family="text">
      <style:text-properties fo:language="en" fo:country="US" officeooo:rsid="002aa7fb" style:language-asian="en" style:country-asian="US" style:language-complex="ar" style:country-complex="SA"/>
    </style:style>
    <style:style style:name="T29" style:family="text">
      <style:text-properties fo:language="en" fo:country="US" officeooo:rsid="002bf5ef" style:language-asian="en" style:country-asian="US" style:language-complex="ar" style:country-complex="SA"/>
    </style:style>
    <style:style style:name="T30" style:family="text">
      <style:text-properties fo:language="en" fo:country="US" officeooo:rsid="002c33c4" style:language-asian="en" style:country-asian="US" style:language-complex="ar" style:country-complex="SA"/>
    </style:style>
    <style:style style:name="T31" style:family="text">
      <style:text-properties fo:language="en" fo:country="US" officeooo:rsid="002d59ba" style:language-asian="en" style:country-asian="US" style:language-complex="ar" style:country-complex="SA"/>
    </style:style>
    <style:style style:name="T32" style:family="text">
      <style:text-properties fo:language="en" fo:country="US" officeooo:rsid="002e1c2e" style:language-asian="en" style:country-asian="US" style:language-complex="ar" style:country-complex="SA"/>
    </style:style>
    <style:style style:name="T33" style:family="text">
      <style:text-properties fo:language="en" fo:country="US" officeooo:rsid="002f5814" style:language-asian="en" style:country-asian="US" style:language-complex="ar" style:country-complex="SA"/>
    </style:style>
    <style:style style:name="T34" style:family="text">
      <style:text-properties fo:language="en" fo:country="US" officeooo:rsid="002fb51e" style:language-asian="en" style:country-asian="US" style:language-complex="ar" style:country-complex="SA"/>
    </style:style>
    <style:style style:name="T35" style:family="text">
      <style:text-properties fo:language="en" fo:country="US" officeooo:rsid="0030b36c" style:language-asian="en" style:country-asian="US" style:language-complex="ar" style:country-complex="SA"/>
    </style:style>
    <style:style style:name="T36" style:family="text">
      <style:text-properties fo:language="en" fo:country="US" officeooo:rsid="00320744" style:language-asian="en" style:country-asian="US" style:language-complex="ar" style:country-complex="SA"/>
    </style:style>
    <style:style style:name="T37" style:family="text">
      <style:text-properties fo:language="en" fo:country="US" officeooo:rsid="0033da34" style:language-asian="en" style:country-asian="US" style:language-complex="ar" style:country-complex="SA"/>
    </style:style>
    <style:style style:name="T38" style:family="text">
      <style:text-properties fo:language="en" fo:country="US" officeooo:rsid="0034f41e" style:language-asian="en" style:country-asian="US" style:language-complex="ar" style:country-complex="SA"/>
    </style:style>
    <style:style style:name="T39" style:family="text">
      <style:text-properties fo:language="en" fo:country="US" officeooo:rsid="00364b96" style:language-asian="en" style:country-asian="US" style:language-complex="ar" style:country-complex="SA"/>
    </style:style>
    <style:style style:name="T40" style:family="text">
      <style:text-properties fo:language="en" fo:country="US" officeooo:rsid="003755ec" style:language-asian="en" style:country-asian="US" style:language-complex="ar" style:country-complex="SA"/>
    </style:style>
    <style:style style:name="T41" style:family="text">
      <style:text-properties fo:language="en" fo:country="US" officeooo:rsid="00384f01" style:language-asian="en" style:country-asian="US" style:language-complex="ar" style:country-complex="SA"/>
    </style:style>
    <style:style style:name="T42" style:family="text">
      <style:text-properties fo:language="en" fo:country="US" officeooo:rsid="00389a91" style:language-asian="en" style:country-asian="US" style:language-complex="ar" style:country-complex="SA"/>
    </style:style>
    <style:style style:name="T43" style:family="text">
      <style:text-properties fo:language="en" fo:country="US" officeooo:rsid="0039b5b4" style:language-asian="en" style:country-asian="US" style:language-complex="ar" style:country-complex="SA"/>
    </style:style>
    <style:style style:name="T44" style:family="text">
      <style:text-properties fo:language="en" fo:country="US" officeooo:rsid="003a3f50" style:language-asian="en" style:country-asian="US" style:language-complex="ar" style:country-complex="SA"/>
    </style:style>
    <style:style style:name="T45" style:family="text">
      <style:text-properties fo:language="en" fo:country="US" officeooo:rsid="003bdac3" style:language-asian="en" style:country-asian="US" style:language-complex="ar" style:country-complex="SA"/>
    </style:style>
    <style:style style:name="T46" style:family="text">
      <style:text-properties fo:language="en" fo:country="US" officeooo:rsid="003d6df3" style:language-asian="en" style:country-asian="US" style:language-complex="ar" style:country-complex="SA"/>
    </style:style>
    <style:style style:name="T47" style:family="text">
      <style:text-properties fo:language="en" fo:country="US" officeooo:rsid="003ef1c4" style:language-asian="en" style:country-asian="US" style:language-complex="ar" style:country-complex="SA"/>
    </style:style>
    <style:style style:name="T48" style:family="text">
      <style:text-properties fo:language="en" fo:country="US" officeooo:rsid="003f78d5" style:language-asian="en" style:country-asian="US" style:language-complex="ar" style:country-complex="SA"/>
    </style:style>
    <style:style style:name="T49" style:family="text">
      <style:text-properties fo:language="en" fo:country="US" officeooo:rsid="003f91ed" style:language-asian="en" style:country-asian="US" style:language-complex="ar" style:country-complex="SA"/>
    </style:style>
    <style:style style:name="T50" style:family="text">
      <style:text-properties fo:language="en" fo:country="US" officeooo:rsid="004138f4" style:language-asian="en" style:country-asian="US" style:language-complex="ar" style:country-complex="SA"/>
    </style:style>
    <style:style style:name="T51" style:family="text">
      <style:text-properties fo:language="en" fo:country="US" officeooo:rsid="0041f46f" style:language-asian="en" style:country-asian="US" style:language-complex="ar" style:country-complex="SA"/>
    </style:style>
    <style:style style:name="T52" style:family="text">
      <style:text-properties fo:language="en" fo:country="US" officeooo:rsid="0042dabc" style:language-asian="en" style:country-asian="US" style:language-complex="ar" style:country-complex="SA"/>
    </style:style>
    <style:style style:name="T53" style:family="text">
      <style:text-properties fo:language="en" fo:country="US" officeooo:rsid="00430979" style:language-asian="en" style:country-asian="US" style:language-complex="ar" style:country-complex="SA"/>
    </style:style>
    <style:style style:name="T54" style:family="text">
      <style:text-properties fo:language="en" fo:country="US" officeooo:rsid="00444259" style:language-asian="en" style:country-asian="US" style:language-complex="ar" style:country-complex="SA"/>
    </style:style>
    <style:style style:name="T55" style:family="text">
      <style:text-properties fo:language="en" fo:country="US" officeooo:rsid="00450e1e" style:language-asian="en" style:country-asian="US" style:language-complex="ar" style:country-complex="SA"/>
    </style:style>
    <style:style style:name="T56" style:family="text">
      <style:text-properties fo:language="en" fo:country="US" officeooo:rsid="0045456d" style:language-asian="en" style:country-asian="US" style:language-complex="ar" style:country-complex="SA"/>
    </style:style>
    <style:style style:name="T57" style:family="text">
      <style:text-properties fo:language="en" fo:country="US" officeooo:rsid="0045e899" style:language-asian="en" style:country-asian="US" style:language-complex="ar" style:country-complex="SA"/>
    </style:style>
    <style:style style:name="T58" style:family="text">
      <style:text-properties fo:language="en" fo:country="US" officeooo:rsid="0046f362" style:language-asian="en" style:country-asian="US" style:language-complex="ar" style:country-complex="SA"/>
    </style:style>
    <style:style style:name="T59" style:family="text">
      <style:text-properties fo:language="en" fo:country="US" officeooo:rsid="0047c28d" style:language-asian="en" style:country-asian="US" style:language-complex="ar" style:country-complex="SA"/>
    </style:style>
    <style:style style:name="T60" style:family="text">
      <style:text-properties fo:language="en" fo:country="US" officeooo:rsid="00487ac9" style:language-asian="en" style:country-asian="US" style:language-complex="ar" style:country-complex="SA"/>
    </style:style>
    <style:style style:name="T61" style:family="text">
      <style:text-properties fo:language="en" fo:country="US" officeooo:rsid="0048dce4" style:language-asian="en" style:country-asian="US" style:language-complex="ar" style:country-complex="SA"/>
    </style:style>
    <style:style style:name="T62" style:family="text">
      <style:text-properties fo:language="en" fo:country="US" officeooo:rsid="004926e1" style:language-asian="en" style:country-asian="US" style:language-complex="ar" style:country-complex="SA"/>
    </style:style>
    <style:style style:name="T63" style:family="text">
      <style:text-properties fo:language="en" fo:country="US" officeooo:rsid="004a590a" style:language-asian="en" style:country-asian="US" style:language-complex="ar" style:country-complex="SA"/>
    </style:style>
    <style:style style:name="T64" style:family="text">
      <style:text-properties fo:language="en" fo:country="US" officeooo:rsid="004ba9a6" style:language-asian="en" style:country-asian="US" style:language-complex="ar" style:country-complex="SA"/>
    </style:style>
    <style:style style:name="T65" style:family="text">
      <style:text-properties fo:language="en" fo:country="US" officeooo:rsid="004bf2b8" style:language-asian="en" style:country-asian="US" style:language-complex="ar" style:country-complex="SA"/>
    </style:style>
    <style:style style:name="T66" style:family="text">
      <style:text-properties fo:language="en" fo:country="US" officeooo:rsid="004d7cc7" style:language-asian="en" style:country-asian="US" style:language-complex="ar" style:country-complex="SA"/>
    </style:style>
    <style:style style:name="T67" style:family="text">
      <style:text-properties fo:language="en" fo:country="US" officeooo:rsid="004f28b9" style:language-asian="en" style:country-asian="US" style:language-complex="ar" style:country-complex="SA"/>
    </style:style>
    <style:style style:name="T68" style:family="text">
      <style:text-properties fo:language="en" fo:country="US" officeooo:rsid="0051067a" style:language-asian="en" style:country-asian="US" style:language-complex="ar" style:country-complex="SA"/>
    </style:style>
    <style:style style:name="T69" style:family="text">
      <style:text-properties fo:language="en" fo:country="US" officeooo:rsid="00526886" style:language-asian="en" style:country-asian="US" style:language-complex="ar" style:country-complex="SA"/>
    </style:style>
    <style:style style:name="T70" style:family="text">
      <style:text-properties fo:language="en" fo:country="US" officeooo:rsid="0052d81f" style:language-asian="en" style:country-asian="US" style:language-complex="ar" style:country-complex="SA"/>
    </style:style>
    <style:style style:name="T71" style:family="text">
      <style:text-properties fo:language="en" fo:country="US" officeooo:rsid="0054a0b3" style:language-asian="en" style:country-asian="US" style:language-complex="ar" style:country-complex="SA"/>
    </style:style>
    <style:style style:name="T72" style:family="text">
      <style:text-properties fo:language="en" fo:country="US" officeooo:rsid="00554fd2" style:language-asian="en" style:country-asian="US" style:language-complex="ar" style:country-complex="SA"/>
    </style:style>
    <style:style style:name="T73" style:family="text">
      <style:text-properties fo:language="en" fo:country="US" officeooo:rsid="00559ff7" style:language-asian="en" style:country-asian="US" style:language-complex="ar" style:country-complex="SA"/>
    </style:style>
    <style:style style:name="T74" style:family="text">
      <style:text-properties fo:language="en" fo:country="US" officeooo:rsid="0056f275" style:language-asian="en" style:country-asian="US" style:language-complex="ar" style:country-complex="SA"/>
    </style:style>
    <style:style style:name="T75" style:family="text">
      <style:text-properties fo:language="en" fo:country="US" officeooo:rsid="0057d60b" style:language-asian="en" style:country-asian="US"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ve</text:p>
      <text:p text:style-name="P3"/>
      <text:p text:style-name="P1"><text:s text:c="5"/>Love. It's an interesting part of life. I can only speak of myself when I think of such a word. It's more than a word though, it's emotion.</text:p>
      <text:p text:style-name="P1"><text:s text:c="5"/>Feelings, deep down feelings are difficult to show at times. They have a way of hiding beneath the surface. <text:span text:style-name="T1">It can start with something as simple as a gesture of friendship and move into something deeper. Not all love turns out to be a romantic fling as there are many different kinds of love.</text:span></text:p>
      <text:p text:style-name="P1"><text:s text:c="5"/><text:span text:style-name="T2">You would think that once you are in love that you're good to go. You don't have to do anything else. Well that thought is wrong. You have to keep that love burning and going. If you don't? It can have a way of dying down and getting put out, just like a campfire.</text:span></text:p>
      <text:p text:style-name="P1"><text:s text:c="5"/><text:span text:style-name="T3">So you feed the love. You nurture it like a newborn and help it to grow stronger each and every day. It's not something you just set aside and say that you're done.</text:span></text:p>
      <text:p text:style-name="P1"><text:s text:c="5"/><text:span text:style-name="T4">Love can hurt too. Many people know this form of love the most. That one person you thought you were so in love with ups and leaves. You don't know what to do at that moment. They have left you all alone without any kind of goodbye. What do you do with that?</text:span></text:p>
      <text:p text:style-name="P1"><text:s text:c="5"/><text:span text:style-name="T5">You have to find a way to pick yourself up and keep on moving. There's nothing wrong with that thought. You just have to get up off your back, 'cause obviously you've been knocked to the floor by this point, and you must make your way back into the game. If they are gone for good? Then you must accept that and move on. But if there's hope to fix </text:span><text:soft-page-break/><text:span text:style-name="T5">something in your life with that person? If they happen to come back? You can give them another shot, if you are so willing and daring to. Who knows what happens at that point. That is up to you and your partner.</text:span></text:p>
      <text:p text:style-name="P1"><text:s text:c="5"/><text:span text:style-name="T6">If you part ways? That's okay to do so. You have to allow yourself to believe that's okay to let them leave you, or for you to leave them. That is okay to do.</text:span></text:p>
      <text:p text:style-name="P1"><text:s text:c="5"/><text:span text:style-name="T6">If two people can't get along, they can't get along. Why bother with dragging it out and letting that hatred build up between them until the point it blows up in their face? Or your face rather. Because this is about you and your partner, not them. Whoever they happen to be.</text:span></text:p>
      <text:p text:style-name="P1"><text:s text:c="5"/><text:span text:style-name="T6">Two people in love is an amazing thing. Talk about a breath of fresh air. That other person can bring joy and happiness to your life, but if you aren't ready to give joy and happiness back in return? Maybe a relationship isn't the right thing for you at that time.</text:span></text:p>
      <text:p text:style-name="P1"><text:s text:c="5"/><text:span text:style-name="T7">You have to be ready to be in a relationship. Simply being in a relationship won't make you happy. It won't make you see life as better. It doesn't work out that way.</text:span></text:p>
      <text:p text:style-name="P1"><text:s text:c="5"/><text:span text:style-name="T7">Relationships take work. They take a lot of work. So much work you might not be able to comprehend it all at first.</text:span></text:p>
      <text:p text:style-name="P1"><text:s text:c="5"/><text:span text:style-name="T7">Compromise must be part of your relationship. Two people working together towards a common goal. Isn't that basically the definition of it all?</text:span></text:p>
      <text:p text:style-name="P1"><text:s text:c="5"/><text:span text:style-name="T8">Think to yourself this question. What happens if one end of a ship is much heavier than the other end? It will start to sink at that end right? The lighter end will go up in the air and the heavier end will go deeper into the ocean.</text:span></text:p>
      <text:p text:style-name="P1"><text:soft-page-break/><text:s text:c="5"/><text:span text:style-name="T8">Now if both sides of the boat are balanced out to each other they stabilize each other allowing the boat to stay above water. Both sides working together make it so the boat stays afloat and neither side sinks into the water.</text:span></text:p>
      <text:p text:style-name="P1"><text:s text:c="5"/><text:span text:style-name="T8">Working together is an important part of any relationship. One side can't manage it all.</text:span></text:p>
      <text:p text:style-name="P1"><text:s text:c="5"/><text:span text:style-name="T9">Not all relationships work out. Accept that fact and well just accept it. You might love the one you're with so much and they might not care in the least about you. What is the point in sticking in a relationship where the other person doesn't care about you?</text:span></text:p>
      <text:p text:style-name="P1"><text:s text:c="5"/><text:span text:style-name="T10">Why are you staying in a relationship where you don't think you're loved or cared about? Words can be said back and forth, but unless they carry weight and meaning they're just that, words.</text:span></text:p>
      <text:p text:style-name="P1"><text:s text:c="5"/><text:span text:style-name="T11">You can learn so much from a relationship. Sometimes it's just what you don't like. You might have found your soul mate in that relationship. But there might not be something right with it. So you move on to find your next soul mate.</text:span></text:p>
      <text:p text:style-name="P1"><text:s text:c="5"/><text:span text:style-name="T11">There are many soul mates for a person. There isn't just one soul mate. Think about it, all of these billions of people on this Earth? There can't just be one person for one person. If that's the case? Then I wouldn't want any part of it.</text:span></text:p>
      <text:p text:style-name="P2"><text:s text:c="5"/><text:span text:style-name="T12">Sometimes you can find a soul mate and never be romantically involved with them. You could love the hell out of them though and they could love you back. But the timing might not be right and that's okay.</text:span></text:p>
      <text:p text:style-name="P2"><text:span text:style-name="T12"><text:s text:c="5"/>We're taught to love each other as ourselves. Like I said above, there are many different types of love. Sometimes that love is just to be there for another person. People need others to listen to them. That </text:span><text:soft-page-break/><text:span text:style-name="T12">connection is just needed. I'm not talking about just a physical connection. That has its time and place, but a connection between two people. A bond. Sometimes all you want is to just be able to say “hey, I've had a really shitty day and I need to vent.”</text:span></text:p>
      <text:p text:style-name="P2"><text:s text:c="5"/><text:span text:style-name="T13">That's okay to do.</text:span></text:p>
      <text:p text:style-name="P2"><text:s text:c="5"/><text:span text:style-name="T14">When life gets rough and the trials weigh in as they do, you have to be able to turn to someone for help. You have to be able to be that person to be the listener as well.</text:span></text:p>
      <text:p text:style-name="P2"><text:s text:c="5"/><text:span text:style-name="T14">Sometimes a person just needs a listening ear. Something to help them process everything that is going on through their own life.</text:span></text:p>
      <text:p text:style-name="P2"><text:s text:c="5"/><text:span text:style-name="T15">I've loved a few people in my life. I still feel them in my hearts at times and I wonder how they're doing. Not all such relationships ended well, some just ended up not being good at all.</text:span></text:p>
      <text:p text:style-name="P2"><text:s text:c="5"/><text:span text:style-name="T15">Th</text:span><text:span text:style-name="T17">ey were a learning experience for me though. </text:span><text:span text:style-name="T18">This life is full of experiences. Don't expect to get everything right the first time out of the gate. Wow now we're all racing horses trying to get to the finish line. Totally didn't mean that.</text:span></text:p>
      <text:p text:style-name="P2"><text:span text:style-name="T18"><text:s text:c="5"/>Let me phrase it like this: </text:span><text:span text:style-name="T19">If you're expecting everything to be perfect the first go around? You'd be fooling yourself. Something as complicated as life, relationships, and love take quite an amount of effort and time.</text:span></text:p>
      <text:p text:style-name="P4"><text:span text:style-name="T19"><text:s text:c="5"/></text:span><text:span text:style-name="T20">Remember the good times had in a relationship. Keep the bad only as a reference point of what to avoid the next time around. Keep the good parts in your memory as a way to recall what you liked about that person. </text:span><text:span text:style-name="T21">What attracted you to that person to begin with. </text:span><text:span text:style-name="T22">The</text:span><text:span text:style-name="T23">se are the important things that go in a relationship.</text:span></text:p>
      <text:p text:style-name="P4"><text:soft-page-break/><text:span text:style-name="T23"><text:s text:c="5"/>If you don't know what you like and don't like, you'll be tossing about just never knowing. </text:span><text:span text:style-name="T24">You'll not want to be with someone if all you can think about is how much you hate their hair or eye color. If something as simple as that will drive you nuts? Don't go for that person.</text:span></text:p>
      <text:p text:style-name="P4"><text:span text:style-name="T24"><text:s text:c="5"/></text:span><text:span text:style-name="T25">You can't change a person. Don't try to change them. If you got in a relationship because you wanted to change someone? What's the point of getting into a relationship for that reason to begin with?</text:span></text:p>
      <text:p text:style-name="P4"><text:span text:style-name="T25"><text:s text:c="5"/></text:span><text:span text:style-name="T26">People need to be accepted for who they are. </text:span><text:span text:style-name="T27">If you can't accept her for who she is, why bother with a relationship with them? (See where I'm going with this?)</text:span></text:p>
      <text:p text:style-name="P4"><text:span text:style-name="T27"><text:s text:c="5"/></text:span><text:span text:style-name="T28">Life gets so fucking complicated at times. There doesn't need to be added stress to it by something you could have avoided in the beginning. </text:span><text:span text:style-name="T29">If you think You've gone wrong, take a step back and take a look at your life. See where you have gone wrong and try and fix that first. </text:span><text:span text:style-name="T30">The relationship can wait if it needs to as long as you're trying to fix yourself for the betterment of the relationship that is. If you're going to just drop it after you've gotten better? There's no point in being in the relationship.</text:span></text:p>
      <text:p text:style-name="P5"><text:span text:style-name="T30"><text:s text:c="5"/></text:span><text:span text:style-name="T31">You would think after all these years I'd have something down to a grasp. All these thoughts seem to be self depleting. </text:span><text:span text:style-name="T32">They have a way of draining me, draining you. (You're me remember? Writing this thing...whatever it is? This </text:span><text:span text:style-name="T33">brain dump</text:span><text:span text:style-name="T32">?)</text:span></text:p>
      <text:p text:style-name="P5"><text:span text:style-name="T32"><text:s text:c="5"/></text:span><text:span text:style-name="T33">At some point you have to take a look at your relationship and see where it's headed.</text:span><text:span text:style-name="T31"> </text:span><text:span text:style-name="T34">You need to be able to see the pros and cons about it. If the cons outweigh the pros then you might just not be in the right place right now. But you have to be willing to do that first. So...what are you waiting for? Make a list. </text:span><text:soft-page-break/><text:span text:style-name="T34">Do it now while you have the courage to do so. What attracted you to her in the first place? What made you say “I love you” and mean it?</text:span></text:p>
      <text:p text:style-name="P5"><text:span text:style-name="T34"><text:s text:c="5"/></text:span><text:span text:style-name="T35">Don't lie to yourself, you know you loved her at one point in time. </text:span><text:span text:style-name="T36">What happened to that love and where are you now at this point? Are you just hanging onto the side of a sinking ship waiting for it to descend into the ocean? What are you waiting for?</text:span></text:p>
      <text:p text:style-name="P5"><text:span text:style-name="T36"><text:s text:c="5"/></text:span><text:span text:style-name="T37">So many questions. So many questions you don't have the answer to do you? What are you going to do about that?</text:span></text:p>
      <text:p text:style-name="P5"><text:span text:style-name="T37"><text:s text:c="5"/></text:span><text:span text:style-name="T38">You have loved people so deeply, what makes this different? Why can't you love her anymore? </text:span><text:span text:style-name="T39">Was it all a lie to begin with? Was your love a lie? </text:span><text:span text:style-name="T40">What was it? What is it? You need answers. You can't just get up and leave...why do you blame yourself for everything that's happened?</text:span></text:p>
      <text:p text:style-name="P8"><text:s text:c="5"/>Did you push her away? Why do you think you pushed her away? What's going on in your mind that causes you to think you are the cause of her leaving and why can't you let it go?</text:p>
      <text:p text:style-name="P5"><text:span text:style-name="T40"><text:s text:c="5"/>Why does it hurt so much to think about? Why do you try and ignore it? These thoughts have a tendency to surface from time to time. You'll have to deal with them eventually. </text:span><text:span text:style-name="T41">The back of the mind can only hold these hurtful thoughts for so long. The charade can't go on forever you know.</text:span></text:p>
      <text:p text:style-name="P5"><text:span text:style-name="T41"><text:s text:c="5"/></text:span><text:span text:style-name="T42">I know what you wish for. I know what you want most of all. But I don't think that's going to happen. Life doesn't work out that way. There's no reset button that will make everything all better and make you forget everything that happened.</text:span></text:p>
      <text:p text:style-name="P5"><text:span text:style-name="T42"><text:s text:c="5"/></text:span><text:span text:style-name="T43">What are you hanging onto?</text:span></text:p>
      <text:p text:style-name="P5"><text:span text:style-name="T43"><text:s text:c="5"/>Oh the kids, fuck forgot about them. Can't forget they're in the mix. Oh mind why must you do this to </text:span><text:soft-page-break/><text:span text:style-name="T43">me to begin with? Why must you make me remember everything that happens? </text:span><text:span text:style-name="T44">I fucked up okay! It was my fault she left. My fault she got on that truck in the first place. My fault. It has to be my fault. </text:span><text:span text:style-name="T45">I am responsible for letting DCFS get in the picture and taking my baby away.</text:span></text:p>
      <text:p text:style-name="P9"><text:s text:c="5"/>I had him two months after he was out of the hospital. He would smile and giggle at me when I went in to get him up for the day. She didn't hear his heart monitor go off ever during the night. Didn't feel that rush of panic to see if the baby was okay or not. It was my responsibility to make sure he was okay. All up to me to make sure he was safe.</text:p>
      <text:p text:style-name="P5"><text:span text:style-name="T45"><text:s text:c="5"/></text:span><text:span text:style-name="T46">Those days live in my memory. I cannot seem to let them go for some reason. Didn't we have closure when she came back home? Didn't it all end there? </text:span><text:span text:style-name="T47">Why am I still beating myself over the head about this?</text:span></text:p>
      <text:p text:style-name="P10"><text:s text:c="5"/>There are too many whys in this equation. So many things wrong with this picture that I don't have all the answers. Why can't I have all the answers? What's wrong with me that I'm unable to sit down, put one and one together to get two?</text:p>
      <text:p text:style-name="P10"><text:s text:c="5"/>A relationship isn't like popcorn. You don't just put it in the microwave simply to leave it and wait for it to be done with five minutes later.</text:p>
      <text:p text:style-name="P5"><text:span text:style-name="T47"><text:s text:c="5"/></text:span><text:span text:style-name="T48">The feelings of love are so confusing. Which love is which. Why do I have these feelings for x number of people and not y number of people? </text:span><text:span text:style-name="T49">Why are there specific people I have feelings for and others I could care less about?</text:span></text:p>
      <text:p text:style-name="P5"><text:span text:style-name="T49"><text:s text:c="5"/></text:span><text:span text:style-name="T50">What is love? What exactly is love? Feels like the 100 million dollar question at the moment. </text:span><text:span text:style-name="T51">Why do these emotions get you all worked up. Your mind begins racing and the next thing you know, you have </text:span><text:soft-page-break/><text:span text:style-name="T51">a document longer then you ever imagined written on the subject. </text:span><text:span text:style-name="T52">What the fuck? </text:span><text:span text:style-name="T53">No, you still can't have what you want. Doesn't work that way. No one is going to come to you and just tell you what to do, and no one is going to make everything work out or not work out for you.</text:span></text:p>
      <text:p text:style-name="P11"><text:s text:c="5"/>The worries are there for a reason. You have to deal with them. You have to make time and think them through. Isn't that what you do best? You think things through and see where they all lead?</text:p>
      <text:p text:style-name="P5"/>
      <text:p text:style-name="P22">A = B = C</text:p>
      <text:p text:style-name="P6"/>
      <text:p text:style-name="P6"><text:span text:style-name="T16"><text:s text:c="5"/>That equation doesn't work in this situation, </text:span><text:span text:style-name="T54">it doesn't even make sense in this situation. You have to come up with what the variables are.</text:span></text:p>
      <text:p text:style-name="P6"/>
      <text:p text:style-name="P12">A = You were in love</text:p>
      <text:p text:style-name="P12">B = You fell out of love</text:p>
      <text:p text:style-name="P12">C = You're in limbo</text:p>
      <text:p text:style-name="P7"/>
      <text:p text:style-name="P12"><text:s text:c="5"/>Unless C leads back to A? You can't manage for it to pop back around. So that doesn't even work. Don't even try to go there.</text:p>
      <text:p text:style-name="P7"><text:span text:style-name="T16"><text:s text:c="5"/></text:span><text:span text:style-name="T55">Nonsense? Oh you want to talk about nonsense now. You consider this nonsense? I wouldn't. You're trying to just get everything out of your head for the night so you can rest and not worry about it all. How is that nonsense?</text:span></text:p>
      <text:p text:style-name="P7"><text:span text:style-name="T55"><text:s text:c="5"/>Back to the matter at hand. Break time is over. Get back on track. </text:span><text:span text:style-name="T56">Hate is a strong word, I wouldn't be tossing it around like it's just nothing. </text:span><text:span text:style-name="T57">You don't hate her, you hate her actions. Those are two completely different things.</text:span></text:p>
      <text:p text:style-name="P7"><text:soft-page-break/><text:span text:style-name="T57"><text:s text:c="5"/></text:span><text:span text:style-name="T58">So. Let's take it from day one. </text:span><text:span text:style-name="T59">The start of it all. What happened...where did you first realize something was wrong?</text:span></text:p>
      <text:p text:style-name="P7"><text:span text:style-name="T59"><text:s text:c="5"/></text:span><text:span text:style-name="T60">She was in the living room with her friend Ashley, they were signing up for POF. Why were they signing up for POF to begin with? That's a dating site, there was no reason for her to sign up for that site.</text:span></text:p>
      <text:p text:style-name="P13"><text:s text:c="5"/>Don't worry about that. Think of what happened next.</text:p>
      <text:p text:style-name="P13"><text:s text:c="5"/>She found a guy and started talking with him. He was in Utah, they all did.</text:p>
      <text:p text:style-name="P13"><text:s text:c="5"/>They?</text:p>
      <text:p text:style-name="P13"><text:s text:c="5"/>Yes, there were a couple of guys she would talk with. Some would send pictures to her...she said it meant nothing because she didn't respond back to them.</text:p>
      <text:p text:style-name="P7"><text:span text:style-name="T60"><text:s text:c="5"/></text:span><text:span text:style-name="T61">Then she met one guy. He invited her to go on his truck. Short drives within the state. She wanted to go...why didn't I try and stop her? It didn't feel right from the get go, why didn't I try and stop her?</text:span></text:p>
      <text:p text:style-name="P14"><text:s text:c="5"/>Afraid of confrontation? Possibly. I don't like fighting or arguing with other people. The noise levels get too loud, can't handle it.</text:p>
      <text:p text:style-name="P14"><text:s text:c="5"/>She started missing work. Truck driver threatened me over the phone. Said he'd kick my ass if he were there and that I should take care of my kids and be a real father to them. He didn't know they were foster kids. She didn't share that tidbit with him.</text:p>
      <text:p text:style-name="P14"><text:s text:c="5"/>Called DCFS tried to get the kids taken away at that moment. Gave in. She said I had a low blood sugar and didn't know what I was saying. More trips went on...some out of state.</text:p>
      <text:p text:style-name="P7"><text:span text:style-name="T61"><text:s text:c="5"/>Two of the kids went back to their dad...DCFS came and spoke with us. Didn't tell them the truth about anything that happened. Why didn't I speak up </text:span><text:soft-page-break/><text:span text:style-name="T61">then? So many times I could have spoken up but was afraid to. Had so many opportunities to do so. </text:span><text:span text:style-name="T62">What was I afraid of at that time?</text:span></text:p>
      <text:p text:style-name="P15"><text:s text:c="5"/>Things seemed to get better. He wouldn't talk on the phone if I was in the room. She was home more. Then gone on another truck ride...don't know how many truck rides she went on.</text:p>
      <text:p text:style-name="P15"><text:s text:c="5"/>He demanded her not to wear her wedding ring on the rig. Demanded her to give him her phone. Got mad when I texted her... texting my own wife made him mad. Threatened me he'd kick my ass for lying about where the baby was.</text:p>
      <text:p text:style-name="P15"><text:s text:c="5"/>Still didn't know the baby wasn't ours.</text:p>
      <text:p text:style-name="P7"><text:span text:style-name="T62"><text:s text:c="5"/></text:span><text:span text:style-name="T63">She went to a doctor for a miscarriage. Truck driver paid for the dr appt and was there with her. She came afterwards to my work to tell me about it. Why wasn't I invited to go to the dr with her? Swears up and down to this day baby was mine not his. Can't even say his name. Gros</text:span><text:span text:style-name="T64">s</text:span><text:span text:style-name="T63">es me out.</text:span></text:p>
      <text:p text:style-name="P7"><text:span text:style-name="T63"><text:s text:c="5"/></text:span><text:span text:style-name="T65">Got home late one night, I was in bed. She came in said she was tired...it was past midnight. I wanted to talk and ask what was going on. She didn't want to talk with me. Phone went off. It was him, she texted for a half hour more then fell asleep.</text:span></text:p>
      <text:p text:style-name="P16"><text:s text:c="5"/>She went to a meeting in Reno Nevada. DCFS was called saying she didn't go to a meeting but went to Georgia with Truck Driver. DCFS came to my house. I cried like a child. DCFS took the baby away. Put it in respite. Called me the next day, I agreed they terminate our license over him. Was the right thing to do. Have to remember that. It was the right thing to do.</text:p>
      <text:p text:style-name="P7"><text:span text:style-name="T65"><text:s text:c="5"/>She was on the road with him. Took her down to her parents. Two weeks not really knowing where she was. She got drunk for two weeks. Didn't care about a </text:span><text:soft-page-break/><text:span text:style-name="T65">thing. Blamed me for everything. It's my fault. All my fault things happened. All my fault for kids being taken away. My fault for everything.</text:span></text:p>
      <text:p text:style-name="P7"><text:span text:style-name="T65"><text:s text:c="5"/></text:span><text:span text:style-name="T66">Couldn't sleep at night. Kept in contact with folks. Kept in contact with a friend, inappropriate contact. Figured if she could do it so could I. All sorts of messed up.</text:span></text:p>
      <text:p text:style-name="P17"><text:s text:c="5"/>Can't connect the dots. Can't manage to make it all make sense. Something has to make sense. Something must connect.</text:p>
      <text:p text:style-name="P7"><text:span text:style-name="T66"><text:s text:c="5"/></text:span><text:span text:style-name="T67">Promises she won't do it again.</text:span></text:p>
      <text:p text:style-name="P18"><text:s text:c="5"/>Still friends with not so good people.</text:p>
      <text:p text:style-name="P18"><text:s text:c="5"/>Can't change her. No reason to.</text:p>
      <text:p text:style-name="P7"><text:span text:style-name="T67"><text:s text:c="5"/></text:span><text:span text:style-name="T68">Did I ever know her? Did I ever really know her to begin with? Did I jump into something I wasn't ready for? What's wrong with me? There must be something wrong with me if I'm unable to make the dots connect and I can't make it all make sense. Must be something terribly wrong with me.</text:span></text:p>
      <text:p text:style-name="P7"><text:span text:style-name="T68"><text:s text:c="5"/></text:span><text:span text:style-name="T69">I loved her once. Loved her, needed her, wanted her. Bad memories just float to the surface now. Everyday of my life. It's not her but what she did that hurts most.</text:span></text:p>
      <text:p text:style-name="P19"><text:s text:c="5"/>And I'm to blame.</text:p>
      <text:p text:style-name="P7"><text:span text:style-name="T69"><text:s text:c="5"/>I don't know why I'm to blame, but I'm to blame. It's all my fault everything happened the way it did. </text:span><text:span text:style-name="T70">It's all my fault. Somehow it's my fault. No reason not to believe it is. </text:span><text:span text:style-name="T71">Haven't been given a choice in any of it. Don't mean to bring it up to stir trouble with her...don't trust her. Can't trust </text:span><text:span text:style-name="T72">her. People leave all the time. They don't come back. She came back. Why did she come back if the other's didn't come back? What's the reason behind it all?</text:span></text:p>
      <text:p text:style-name="P7"><text:span text:style-name="T72"><text:s text:c="5"/>More questions. </text:span><text:span text:style-name="T73">Too many questions running around my head. Told her parents I wouldn't stand </text:span><text:soft-page-break/><text:span text:style-name="T73">for it again. Would hurt way too much. Couldn't deal with such a dramatic phase in my life again.</text:span></text:p>
      <text:p text:style-name="P7"><text:span text:style-name="T73"><text:s text:c="5"/>Almost ended it all. </text:span><text:span text:style-name="T74">Had the knife...baby started crying. Dropped the knife in the sink and went to check on him. He needed me. Someone was dependent on me. Couldn't fuck up my life that way. Nope couldn't do it. Haven't had such thoughts again. Suppose that's a good thing.</text:span></text:p>
      <text:p text:style-name="P20"><text:s text:c="5"/>Am I messed up because of all this? Something has to give eventually. How did this turn into whatever was in my head? Why did it turn into this? No reason for it to. Was an article on love. Loving someone for as long as you are able to.</text:p>
      <text:p text:style-name="P7"><text:span text:style-name="T74"><text:s text:c="5"/></text:span><text:span text:style-name="T75">Still no answers. Only more confusion.</text:span></text:p>
      <text:p text:style-name="P21"><text:s text:c="5"/>Time to think about something else.</text:p>
      <text:p text:style-name="P21"><text:s text:c="5"/>This life isn't an easy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30T10:55:23.534540591</dc:date>
    <meta:editing-cycles>90</meta:editing-cycles>
    <meta:editing-duration>PT1H31M36S</meta:editing-duration>
    <meta:generator>LibreOffice/4.2.8.2$Linux_X86_64 LibreOffice_project/420m0$Build-2</meta:generator>
    <meta:document-statistic meta:table-count="0" meta:image-count="0" meta:object-count="0" meta:page-count="12" meta:paragraph-count="91" meta:word-count="3493" meta:character-count="18261" meta:non-whitespace-character-count="14429"/>
    <meta:template xlink:type="simple" xlink:actuate="onRequest" xlink:title="Normal.dotm" xlink:href=""/>
  </office:meta>
</office:document-meta>
</file>